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85000001EE970F20AAED03BC6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9.32cm" draw:z-index="0"><draw:image xlink:href="Pictures/1000000100000385000001EE970F20AAED03BC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4:30:10.290033533</meta:creation-date>
    <dc:date>2023-10-22T14:30:32.987441893</dc:date>
    <meta:editing-duration>PT23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